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font-name-asian="AR PL SungtiL GB" style:font-name-complex="Lohit Hindi"/>
    </style:style>
    <style:style style:name="ce6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4"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9"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6"/>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1"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1" office:value-type="string" calcext:value-type="string">
            <text:p>1 Logo DUE</text:p>
          </table:table-cell>
          <table:table-cell table:style-name="ce7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70"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1"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1"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6"/>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6"/>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6"/>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6"/>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6"/>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6"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6"/>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6"/>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6"/>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6"/>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6"/>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6"/>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6"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6"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6"/>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6"/>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4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4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9"/>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50"/>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1"/>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1"/>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1"/>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1"/>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6"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6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33"/>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5">
          <table:table-cell table:style-name="ce2"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2" office:value-type="date" office:date-value="2017-09-27" calcext:value-type="date">
            <text:p>2017-09-27</text:p>
          </table:table-cell>
          <table:table-cell table:number-columns-repeated="1023"/>
        </table:table-row>
        <table:table-row table:style-name="ro1">
          <table:table-cell table:style-name="ce2"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5:'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3">00/00/0000</text:date>, <text:time style:data-style-name="N2" text:time-value="09:53:30.60949729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3T23:09:11.515446677</dc:date>
    <meta:creation-date>2016-09-05T22:47:24Z</meta:creation-date>
    <meta:editing-cycles>1205</meta:editing-cycles>
    <meta:editing-duration>P23DT16H16M37S</meta:editing-duration>
    <meta:generator>LibreOffice/5.2.7.2$Linux_X86_64 LibreOffice_project/20m0$Build-2</meta:generator>
    <meta:document-statistic meta:table-count="4" meta:cell-count="3877" meta:object-count="0"/>
  </office:meta>
</office:document-meta>
</file>